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0fa" officeooo:paragraph-rsid="0011c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nellkampf</text:p>
      <text:p text:style-name="P1">abkürzung der Kampfsequenzen</text:p>
      <text:p text:style-name="P1">Schlägerein</text:p>
      <text:p text:style-name="P1">weniger intensive Kämpfe für mehr roleplaying and explor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9:50:11.932000000</meta:creation-date>
    <dc:date>2024-05-27T19:50:40.550000000</dc:date>
    <meta:editing-duration>PT29S</meta:editing-duration>
    <meta:editing-cycles>1</meta:editing-cycles>
    <meta:document-statistic meta:table-count="0" meta:image-count="0" meta:object-count="0" meta:page-count="1" meta:paragraph-count="4" meta:word-count="13" meta:character-count="113" meta:non-whitespace-character-count="104"/>
    <meta:generator>LibreOffice/24.2.3.2$Windows_X86_64 LibreOffice_project/433d9c2ded56988e8a90e6b2e771ee4e6a5ab2ba</meta:generator>
  </office:meta>
</office:document-meta>
</file>